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fo.ge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MethodInfo( Class type , Method method , Expression parameters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Info.invoke( Method mth , Object pojo , Object [ ] arguments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Static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Parameters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createMethodInvocation( final Object pojo , final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hodInfo.pro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fo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